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2.687cm"/>
    </style:style>
    <style:style style:name="ro2" style:family="table-row">
      <style:table-row-properties style:row-height="2.689cm"/>
    </style:style>
    <style:style style:name="ce1" style:family="table-cell">
      <style:paragraph-properties fo:border="0.03pt solid #ffffff"/>
      <style:text-properties style:font-name="Liberation Serif" fo:font-size="18pt" style:font-size-asian="18pt" style:font-size-complex="18pt"/>
    </style:style>
    <style:style style:name="ce2" style:family="table-cell">
      <style:paragraph-properties fo:border-left="none" fo:border-right="0.03pt solid #ffffff" fo:border-top="0.03pt solid #ffffff" fo:border-bottom="0.03pt solid #ffffff"/>
    </style:style>
    <style:style style:name="ce3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loext:graphic-properties draw:fill-color="#ffffff"/>
    </style:style>
    <style:style style:name="P2" style:family="paragraph">
      <style:text-properties style:font-name="Liberation Serif" fo:font-size="18pt" style:font-size-asian="18pt" style:font-size-complex="18p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ultimedia_PythonBootcamp <text:s/>CIT001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tring manipulations: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ing liter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string is usually delimitered that is using a single (‘ ’)or double quotes( “ --”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le Quo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nsider the python code:</text:p>
              </text:list-item>
              <text:list-item>
                <text:p>Print(‘omambia’s car ir red in color’)</text:p>
              </text:list-item>
              <text:list-item>
                <text:p>In the above code python interpreter will give an error, cause the interpreter will not know where the string ends.</text:p>
              </text:list-item>
              <text:list-item>
                <text:p>To ensure that it gives the out put. Using the ESCAPING CHARATER(\...(backlash))</text:p>
              </text:list-item>
              <text:list-item>
                <text:p>I.e …. print(‘omambia\’s car is red in color’)<text:tab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thon: Escape characters</text:p>
          </draw:text-box>
        </draw:frame>
        <draw:frame draw:style-name="standard" draw:layer="layout" svg:width="25.198cm" svg:height="13.436cm" svg:x="1.4cm" svg:y="4.34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\n</text:p>
              </table:table-cell>
              <table:table-cell table:style-name="ce2">
                <text:p>New line(line break)</text:p>
              </table:table-cell>
            </table:table-row>
            <table:table-row table:style-name="ro1">
              <table:table-cell table:style-name="ce3">
                <text:p>\’</text:p>
              </table:table-cell>
              <table:table-cell table:style-name="gray2">
                <text:p>Single quote</text:p>
              </table:table-cell>
            </table:table-row>
            <table:table-row table:style-name="ro1" table:default-cell-style-name="gray1">
              <table:table-cell>
                <text:p>\” </text:p>
              </table:table-cell>
              <table:table-cell>
                <text:p>Double quotes</text:p>
              </table:table-cell>
            </table:table-row>
            <table:table-row table:style-name="ro1" table:default-cell-style-name="gray2">
              <table:table-cell>
                <text:p>\\</text:p>
              </table:table-cell>
              <table:table-cell>
                <text:p>backslash</text:p>
              </table:table-cell>
            </table:table-row>
            <table:table-row table:style-name="ro2" table:default-cell-style-name="gray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thon: Raw str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aw strings allows as to completely assume the escape characters in a string literal;</text:p>
              </text:list-item>
              <text:list-item>
                <text:p>We us letter (r) to show the presence of a raw string</text:p>
              </text:list-item>
              <text:list-item>
                <text:p>Put the r(raw string before either a single or double quote )</text:p>
              </text:list-item>
              <text:list-item>
                <text:p>Example : print(r’we are all God\’ children.’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: Multi line Str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 use triple single quotes to put a multi line string literal in python: ...(‘’’ –-----------’’’)</text:p>
              </text:list-item>
              <text:list-item>
                <text:p>You can use it together with the(\n) new line escape character</text:p>
              </text:list-item>
              <text:list-item>
                <text:p>Example :print(‘’’ home coming,\n Everyone in mmu join as in the sda home coming that will be held at j13 on 13<text:span text:style-name="T1">th</text:span> January, 2018 \n Your sincerely , \n Omambia Programmer,\n signHere’’’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ing indexing and slic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nsider this: <text:s/>say =’hello .’ output : h e l l o .</text:p>
              </text:list-item>
              <text:list-item>
                <text:p>We use the square brackets ,[ ], in string slicing as in lists: </text:p>
              </text:list-item>
              <text:list-item>
                <text:p>&gt;&gt;&gt;print(say[0:2])</text:p>
              </text:list-item>
              <text:list-item>
                <text:p>&gt;&gt;&gt; : ‘hello’</text:p>
              </text:list-item>
              <text:list-item>
                <text:p>&gt;&gt;&gt;print(say[4])</text:p>
              </text:list-item>
              <text:list-item>
                <text:p>&gt;&gt;&gt;print(say[-1]) # ‘0’</text:p>
              </text:list-item>
              <text:list-item>
                <text:p>&gt;&gt;&gt;print(say[6:])</text:p>
              </text:list-item>
              <text:list-item>
                <text:p>&gt;&gt;print(:5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in and not operator in a st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ntinued:</text:p>
              </text:list-item>
              <text:list-item>
                <text:p>&gt;&gt;&gt;’h’ in ‘hello’</text:p>
                <text:p>True</text:p>
              </text:list-item>
              <text:list-item>
                <text:p>&gt;&gt;&gt; ‘hellow’ in ‘helloq’</text:p>
                <text:p>False</text:p>
              </text:list-item>
              <text:list-item>
                <text:p>&gt;&gt;&gt;‘q’ not in ‘helloq’</text:p>
                <text:p>False</text:p>
              </text:list-item>
              <text:list-item>
                <text:p>The operators in and not all gets back to the boolean values(True or False)</text:p>
              </text:list-item>
              <text:list-item>
                <text:p>They may be used together with for loop and if statements, to evaluate to either True or Fal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1" draw:layer="layout" svg:width="25.199cm" svg:height="3.506cm" svg:x="1.016cm" svg:y="7.67cm" presentation:class="title" presentation:user-transformed="true">
          <draw:text-box>
            <text:p>String Useful Method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upper(), lower(), isupper(), islower() 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The upper() and lower() methods, converts, the original <text:s/>string into <text:s/>uppercase and lowercase and the string is not blank respectively, it returns a new string.</text:p>
              </text:list-item>
              <text:list-item>
                <text:p>The isupper() and islower() methods, returns <text:s/>True if a string has one letter and all letters are in uppercase and lowercase and not blank respectively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isX 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Beside the isupper(), islower() there are other methods that that starts with the word –is--.</text:p>
              </text:list-header>
              <text:list-item>
                <text:p>Isalpha() - returns True if the string consists of only letters and not empty.</text:p>
              </text:list-item>
              <text:list-item>
                <text:p>Isalnum() - returns True if the string consists of only letters and numerics and not empty</text:p>
              </text:list-item>
              <text:list-item>
                <text:p>Isdecimal() - returns True the consists of only numerics and not empty</text:p>
              </text:list-item>
              <text:list-item>
                <text:p>Isspace() returns True if the string consists of space, tabs, and new line characters and not blan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inued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isX methods are very helpful when validating the user inputs.</text:p>
              </text:list-item>
              <text:list-item>
                <text:p>For instance a registration form that you want to validate the user email and also password 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startswith() and endswith() 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y are alternatives for the == operator(assignment ) </text:p>
              </text:list-item>
              <text:list-item>
                <text:p>The allow you to check the starting and <text:s/>word or letter of a string</text:p>
              </text:list-item>
              <text:list-item>
                <text:p>Useful also in user validation and many area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join() and the split() 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join() method, useful when you have many strings that you want to join together not now using the + operator;</text:p>
              </text:list-item>
              <text:list-item>
                <text:p>The join() method is called on a string, gets <text:s/>passed <text:s/>a list of a string that you want to join together to form one;</text:p>
              </text:list-item>
              <text:list-item>
                <text:p>The returned string is a concatenation of the several strings</text:p>
              </text:list-item>
              <text:list-item>
                <text:p>Examples</text:p>
              </text:list-item>
              <text:list-item>
                <text:p><text:s/>&gt;&gt;&gt;‘ ,’.join([‘omambia’, ‘mokandu’,’omwamba’, ‘felix’])</text:p>
                <text:p>omambia, mokandu, omwambia, felix</text:p>
              </text:list-item>
              <text:list-item>
                <text:p>&gt;&gt;’ ’.join([‘omambia’, ‘is’, ‘mmu’, ‘student’])</text:p>
                <text:p>omambia is mmu student</text:p>
              </text:list-item>
              <text:list-item>
                <text:p/>
              </text:list-item>
              <text:list-item>
                <text:p>Note :join() method is called with what is to be inserted between each on the lists argu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inued: split()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split() work opposite to the join() method</text:p>
              </text:list-item>
              <text:list-item>
                <text:p>Its called on a string value(e.g name.split()) and returns a list of the .string given</text:p>
              </text:list-item>
              <text:list-item>
                <text:p>You have to specify on how to split the string </text:p>
              </text:list-item>
              <text:list-item>
                <text:p>Examples:</text:p>
                <text:list>
                  <text:list-item>
                    <text:p>\n</text:p>
                  </text:list-item>
                  <text:list-item>
                    <text:p>Space( )</text:p>
                  </text:list-item>
                  <text:list-item>
                    <text:p>‘ ’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ustifying a string using rjust(), ljust(), and center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rjust() and ljust() methods returns padding version of a strings they are called on with space inserted to justify the string</text:p>
              </text:list-item>
              <text:list-item>
                <text:p>The rjust() and ljust() takes two arguments:</text:p>
                <text:list>
                  <text:list-item>
                    <text:p>1.The first, is an integer length of the justified string</text:p>
                  </text:list-item>
                  <text:list-item>
                    <text:p>2. The character to replace the space character(usually optional argument)</text:p>
                  </text:list-item>
                </text:list>
              </text:list-item>
              <text:list-item>
                <text:p>Rjust(20)</text:p>
              </text:list-item>
              <text:list-item>
                <text:p>Rjust(20,’*’)</text:p>
              </text:list-item>
              <text:list-item>
                <text:p>Ljust(20)</text:p>
              </text:list-item>
              <text:list-item>
                <text:p>Ljust(20,’*’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oving the whitespace using strip(), lsprit(), and rsprit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ed if you want to remove the <text:s/>whitespace, tabs,and new line)</text:p>
              </text:list-item>
              <text:list-item>
                <text:p>The rsprit() and lsprit() removes the right and left space respectively.</text:p>
              </text:list-item>
              <text:list-item>
                <text:p>The order in which you put the characters inside does not matter</text:p>
              </text:list-item>
              <text:list-item>
                <text:p>Example: student =’ <text:s text:c="3"/>hello omambia <text:s/>’</text:p>
                <text:list>
                  <text:list-item>
                    <text:p>&gt;&gt;&gt;student.rsprit()</text:p>
                  </text:list-item>
                  <text:list-item>
                    <text:p>‘hello omambia <text:s text:c="2"/>‘</text:p>
                  </text:list-item>
                  <text:list-item>
                    <text:p>&gt;&gt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6T10:35:24.412518448</meta:creation-date>
    <dc:date>2017-04-16T17:25:56.277340854</dc:date>
    <meta:editing-duration>PT6H29M49S</meta:editing-duration>
    <meta:editing-cycles>55</meta:editing-cycles>
    <meta:generator>LibreOffice/5.1.6.2$Linux_X86_64 LibreOffice_project/10m0$Build-2</meta:generator>
    <meta:document-statistic meta:object-count="88"/>
  </office:meta>
</office:document-meta>
</file>